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7D000025CAA713DF59.svm"/>
  <manifest:file-entry manifest:media-type="" manifest:full-path="Pictures/2000000700005D060000438EACE074A4.svm"/>
  <manifest:file-entry manifest:media-type="" manifest:full-path="Pictures/20000007000052850000394E1D182CA7.svm"/>
  <manifest:file-entry manifest:media-type="" manifest:full-path="Pictures/20000007000066C700002129B6B2F6FD.svm"/>
  <manifest:file-entry manifest:media-type="" manifest:full-path="Pictures/20000007000060BE000015C064345C8C.svm"/>
  <manifest:file-entry manifest:media-type="" manifest:full-path="Pictures/200000070000521C0000457557729420.svm"/>
  <manifest:file-entry manifest:media-type="" manifest:full-path="Pictures/2000000700006211000023CE9FB15581.svm"/>
  <manifest:file-entry manifest:media-type="" manifest:full-path="Pictures/2000000700004A56000009983E4A7484.svm"/>
  <manifest:file-entry manifest:media-type="" manifest:full-path="Pictures/200000070000623B00001ACB9E7B2DFC.svm"/>
  <manifest:file-entry manifest:media-type="" manifest:full-path="Pictures/20000007000076D200002708384640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text:h>
      <text:p text:style-name="Text_20_body">Most of the tests we did are smoke test, since it is easy and fast testing method and we don't have enough time to make more tests. We tested the crucials functions of the program, and they actually worked correctly.</text:p>
      <text:p text:style-name="Text_20_body"/>
      <text:h text:style-name="Heading_20_2" text:outline-level="2">Test 1 </text:h>
      <text:p text:style-name="Text_20_body">Trying to access a private URL as a guest:</text:p>
      <text:p text:style-name="Text_20_body"><draw:frame draw:style-name="fr1" draw:name="gráficos1" text:anchor-type="paragraph" svg:x="0cm" svg:y="0.593cm" svg:width="17cm" svg:height="5.42cm" draw:z-index="0"><draw:image xlink:href="Pictures/200000070000767D000025CAA713DF59.svm" xlink:type="simple" xlink:show="embed" xlink:actuate="onLoad"/></draw:frame>As an admin: It's working correctly.<text:line-break/></text:p>
      <text:p text:style-name="Text_20_body">As a guest: It redirects to login. It means it works as intended.</text:p>
      <text:p text:style-name="Text_20_body"><draw:frame draw:style-name="fr2" draw:name="gráficos2" text:anchor-type="paragraph" svg:width="17cm" svg:height="5.584cm" draw:z-index="1"><draw:image xlink:href="Pictures/20000007000076D200002708384640C2.svm" xlink:type="simple" xlink:show="embed" xlink:actuate="onLoad"/></draw:frame></text:p>
      <text:p text:style-name="Text_20_body"/>
      <text:h text:style-name="P1" text:outline-level="2">Test 2</text:h>
      <text:p text:style-name="Text_20_body">Signing-up with bad credentials or illogical parameters:</text:p>
      <text:p text:style-name="Text_20_body"><draw:frame draw:style-name="fr1" draw:name="gráficos4" text:anchor-type="paragraph" svg:x="0.483cm" svg:y="12.82cm" svg:width="17cm" svg:height="3.822cm" draw:z-index="3"><draw:image xlink:href="Pictures/20000007000060BE000015C064345C8C.svm" xlink:type="simple" xlink:show="embed" xlink:actuate="onLoad"/></draw:frame><draw:frame draw:style-name="fr2" draw:name="gráficos3" text:anchor-type="paragraph" svg:width="17cm" svg:height="11.806cm" draw:z-index="2"><draw:image xlink:href="Pictures/20000007000052850000394E1D182CA7.svm" xlink:type="simple" xlink:show="embed" xlink:actuate="onLoad"/></draw:frame>Algo the message of errors:</text:p>
      <text:p text:style-name="Text_20_body"/>
      <text:p text:style-name="Text_20_body"><draw:frame draw:style-name="fr1" draw:name="gráficos5" text:anchor-type="paragraph" svg:x="0.393cm" svg:y="0.605cm" svg:width="17cm" svg:height="4.637cm" draw:z-index="4"><draw:image xlink:href="Pictures/200000070000623B00001ACB9E7B2DFC.svm" xlink:type="simple" xlink:show="embed" xlink:actuate="onLoad"/></draw:frame>Sending empty register form:<text:line-break/></text:p>
      <text:p text:style-name="Text_20_body">And if we add special characters like ! Or )) ??, they won't work.</text:p>
      <text:h text:style-name="Heading_20_2" text:outline-level="2"><text:soft-page-break/>Testing 3</text:h>
      <text:p text:style-name="Text_20_body"><draw:frame draw:style-name="fr1" draw:name="gráficos6" text:anchor-type="paragraph" svg:x="0cm" svg:y="0.923cm" svg:width="17cm" svg:height="5.484cm" draw:z-index="5"><draw:image xlink:href="Pictures/20000007000066C700002129B6B2F6FD.svm" xlink:type="simple" xlink:show="embed" xlink:actuate="onLoad"/></draw:frame>Login with an inexistent user:<text:line-break/></text:p>
      <text:p text:style-name="Text_20_body"/>
      <text:h text:style-name="Heading_20_2" text:outline-level="2">Testing 4</text:h>
      <text:p text:style-name="Text_20_body">Trying to bid lower or even the same amount than the current bid:</text:p>
      <text:p text:style-name="Text_20_body"><draw:frame draw:style-name="fr2" draw:name="gráficos7" text:anchor-type="paragraph" svg:width="17cm" svg:height="6.205cm" draw:z-index="6"><draw:image xlink:href="Pictures/2000000700006211000023CE9FB15581.svm" xlink:type="simple" xlink:show="embed" xlink:actuate="onLoad"/></draw:frame></text:p>
      <text:h text:style-name="Heading_20_2" text:outline-level="2"/>
      <text:h text:style-name="P1" text:outline-level="2">Testing 5</text:h>
      <text:p text:style-name="Text_20_body">When user tries to disable his profile with on-going auctions:</text:p>
      <text:p text:style-name="Text_20_body"><draw:frame draw:style-name="fr3" draw:name="gráficos8" text:anchor-type="paragraph" svg:width="17cm" svg:height="12.344cm" draw:z-index="7"><draw:image xlink:href="Pictures/2000000700005D060000438EACE074A4.svm" xlink:type="simple" xlink:show="embed" xlink:actuate="onLoad"/></draw:frame></text:p>
      <text:h text:style-name="Heading_20_2" text:outline-level="2"/>
      <text:h text:style-name="P1" text:outline-level="2">Testing 6</text:h>
      <text:p text:style-name="Text_20_body"><draw:frame draw:style-name="fr1" draw:name="gráficos9" text:anchor-type="paragraph" svg:x="0.076cm" svg:y="1.057cm" svg:width="17cm" svg:height="14.381cm" draw:z-index="8"><draw:image xlink:href="Pictures/200000070000521C0000457557729420.svm" xlink:type="simple" xlink:show="embed" xlink:actuate="onLoad"/></draw:frame>Trying to create empty auctions, auctions without an image or auctions with random characters:<text:line-break/></text:p>
      <text:p text:style-name="Text_20_body"><draw:frame draw:style-name="fr1" draw:name="gráficos10" text:anchor-type="paragraph" svg:x="-0.014cm" svg:y="14.753cm" svg:width="17cm" svg:height="2.193cm" draw:z-index="9"><draw:image xlink:href="Pictures/2000000700004A56000009983E4A748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23:15:29.39</meta:creation-date>
    <dc:date>2015-05-28T14:42:51.18</dc:date>
    <meta:editing-duration>PT41M30S</meta:editing-duration>
    <meta:editing-cycles>6</meta:editing-cycles>
    <meta:generator>OpenOffice/4.1.1$Win32 OpenOffice.org_project/411m6$Build-9775</meta:generator>
    <meta:document-statistic meta:table-count="0" meta:image-count="10" meta:object-count="0" meta:page-count="5" meta:paragraph-count="19" meta:word-count="153" meta:character-count="847"/>
  </office:meta>
</office:document-meta>
</file>